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width="0cm" svg:stroke-color="#000000" draw:marker-start-width="0.252cm" draw:marker-end-width="0.252cm" draw:fill="solid" draw:fill-color="#000000" draw:opacity="100%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732cm" svg:height="0.336cm" svg:x="0.219cm" svg:y="0.225cm" svg:viewBox="0 0 733 337" draw:points="0,0 733,0 609,328 119,337">
            <text:p/>
          </draw:polygon>
          <draw:custom-shape draw:style-name="gr2" draw:text-style-name="P2" draw:layer="layout" svg:width="0.137cm" svg:height="0.137cm" svg:x="0.336cm" svg:y="0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38cm" svg:height="0.138cm" svg:x="0.651cm" svg:y="0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3" draw:layer="layout" svg:width="0.826cm" svg:height="0.644cm" svg:x="0.032cm" svg:y="0.088cm" svg:viewBox="0 0 827 645" svg:d="M777 617c-2-2-4-5-5-7h38c3 0 6 1 9 2 2 2 4 4 6 7 1 2 2 5 2 8s-1 6-2 9c-2 2-4 4-6 6-3 1-6 2-9 2v1h-23c-2-10-6-19-10-28zM602 617c-4 9-8 18-10 28h-120c-2-11-6-21-11-30-2-2-3-4-4-5h150c-1 2-3 5-5 7zM286 615c-5 9-9 19-11 30h-46c-3 0-6-1-9-3-3-1-5-3-6-6-2-3-3-6-3-9s1-6 3-8l75-139-136-387-144-60 1-1c-1 0-1 0-1 0-3-2-5-4-7-6-1-3-2-6-2-9s1-6 2-8c2-3 4-5 7-7 2-1 5-2 8-2 2 0 4 0 6 1l151 63c1 0 1 0 2 1 3 1 5 4 7 6 0 1 1 2 1 3l141 402c0 2 1 4 1 6 0 3-1 6-2 8l-66 120h32c-1 1-2 3-4 5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2-27T08:45:13.469091038</dc:date>
    <meta:editing-duration>PT56M34S</meta:editing-duration>
    <meta:editing-cycles>10</meta:editing-cycles>
    <meta:generator>LibreOffice/7.4.0.3$MacOSX_X86_64 LibreOffice_project/f85e47c08ddd19c015c0114a68350214f7066f5a</meta:generator>
    <meta:document-statistic meta:object-count="5"/>
  </office:meta>
</office:document-meta>
</file>